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ro5" style:family="table-row">
      <style:table-row-properties style:row-height="144pt" style:use-optimal-row-height="true" fo:break-before="auto"/>
    </style:style>
    <style:style style:name="ro6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user is not able to register without populating required field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5. Click on "Register" button</text:p>
          </table:table-cell>
          <table:table-cell office:value-type="string" table:style-name="ce4">
            <text:p>"Last Name", "Email", "User Name", "Date of Birth", <text:s/>"Password" and "Confirm Password" fields are red and there is validation message saying that required fields need to be populate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7. Click on "Register" button</text:p>
          </table:table-cell>
          <table:table-cell office:value-type="string" table:style-name="ce4">
            <text:p>"Email", "User Name", <text:s/>"Password" and "Confirm Password" fields are red and there is validation message saying that required fields need to be populate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9. Click on "Register" button</text:p>
          </table:table-cell>
          <table:table-cell office:value-type="string" table:style-name="ce4">
            <text:p>"Email", <text:s/>"Password" and "Confirm Password" fields are red and there is validation message saying that required fields need to be populate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11. Click on "Register" button</text:p>
          </table:table-cell>
          <table:table-cell office:value-type="string" table:style-name="ce4">
            <text:p>"Password" and "Confirm Password" fields are red and there is validation message saying that required fields need to be populated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13. Click on "Register" button</text:p>
          </table:table-cell>
          <table:table-cell office:value-type="string" table:style-name="ce4">
            <text:p>"Confirm Password" field is red and there is validation message saying that required fields need to be populated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4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5">
          <table:table-cell office:value-type="string" table:style-name="ce3">
            <text:p>15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6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17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Hill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ehill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emelia.hills@gmail.com">emelia.hills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number-rows-repeated="104854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12:04Z</meta:creation-date>
    <dc:date>2022-07-01T08:47:30Z</dc:date>
  </office:meta>
</office:document-meta>
</file>